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 svg:font-family="Ubuntu"/>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_20_gauche">une fois n'est pas coutume. non. une fois. chaque six mois. ça commence comme un vieux problème de maths, mais y a pas de problème, une fois chaque six mois, y a plus de problème. c'est la fin du monde et ça soulage. pour une fois que c'est la fin du monde, bière blanche, gueuze, vin rouge et absinthe, merci cassia, pour les bonnes saveurs et la mémoire des aïeux. pour une fois que c'est la fin du monde, alors l'inévitable jimi hendrix pour faire gonfler mes enceintes. désolé. ce soir, vendredi soir est un lundi soir. dites merci à la pentecôte. ah. c'est étonnant quand même, comme la joie de vivre mélangée à la fatigue et à l'alcool vous fait ressentir des frissons de larmes rien qu'à la pensée d'une équipe de sacrées et de sacrés, allez, tiens, camarades... d'école! c'est déjà ça. merci à toutes les faiseuses de résumés, et aux quelques faiseurs aussi. c'est pas du luxe d'avoir une sorte de solidarité à partager, vraiment c'est étonnant, un peu de sucre dans le café amer, le plaisir, nom de dieu!, le plaisir. merci. ouais. même si j'ai perdu quelques plumes, c'est une victoire. la vie est une victoire. la défaite, c'est le mépris des autres. la défaite, c'est de ne jamais perdre, en apparence. la défaite, c'est ce que les dépossédés offrent aux possédants, par dérisions, pour faussement rétablir une justice dans ce monde profondément injuste, mais la victoire ne peut pas dériver au point d'appartenir aux vainqueurs, non, ça non, ça jamais! plutôt perdre, plutôt gagner, plutôt tout plutôt que ça. enfin, bref, c'est une autre histoire que cette histoire de premiers et de derniers, de poutres, essaie la paille, pour s'abreuver c'est plus pratique, ce soir il est temps il est l'heure de goûter à la victoire, même passagère, même brève, demain c'est reparti, demain ça repartira avec une gueule un peu pâteuse, une drôle de douleur capillaire, des opérateurs booléens clopin-clopan, des références un peu rances, mais pourvu que ça av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Ubuntu" svg:font-family="Ubuntu"/>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6">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blogigor_031_une fois<text:tab/><text:tab/><text:date style:data-style-name="N106" text:date-value="2011-06-20T20:44:44.99" text:fixed="true">lundi, 20 juin 2011</text:date></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0T20:44:45</meta:creation-date>
    <dc:title>prise2notes</dc:title>
    <meta:editing-duration>PT11M21S</meta:editing-duration>
    <meta:editing-cycles>3</meta:editing-cycles>
    <meta:generator>LibreOffice/3.3$Linux LibreOffice_project/330m19$Build-202</meta:generator>
    <meta:initial-creator>iGor </meta:initial-creator>
    <dc:date>2011-06-20T21:11:36</dc:date>
    <dc:creator>iGor </dc:creator>
    <meta:document-statistic meta:table-count="0" meta:image-count="0" meta:object-count="0" meta:page-count="1" meta:paragraph-count="3" meta:word-count="344" meta:character-count="2011"/>
    <meta:template xlink:type="simple" xlink:actuate="onRequest" xlink:title="prise2notes" xlink:href="../../../../../Modèles/prise2notes.ott" meta:date="2011-06-20T20:44:44"/>
  </office:meta>
</office:document-meta>
</file>